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ameel Noori Nastaleeq" svg:font-family="'Jameel Noori Nastaleeq'"/>
    <style:font-face style:name="Verdana" svg:font-family="Verdana"/>
    <style:font-face style:name="Liberation Serif" svg:font-family="'Liberation Serif'" style:font-family-generic="roman" style:font-pitch="variable"/>
    <style:font-face style:name="TheSansMonoCondensed-Plain" svg:font-family="TheSansMonoCondensed-Plain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74b" officeooo:paragraph-rsid="000f874b"/>
    </style:style>
    <style:style style:name="P2" style:family="paragraph" style:parent-style-name="Standard" style:list-style-name="L1">
      <style:text-properties fo:color="#069a2e" officeooo:rsid="000f874b" officeooo:paragraph-rsid="000f874b"/>
    </style:style>
    <style:style style:name="P3" style:family="paragraph" style:parent-style-name="Standard" style:list-style-name="L1">
      <style:text-properties fo:color="#069a2e" officeooo:rsid="000f874b" officeooo:paragraph-rsid="00151f54"/>
    </style:style>
    <style:style style:name="P4" style:family="paragraph" style:parent-style-name="Standard" style:list-style-name="L1">
      <style:text-properties fo:color="#069a2e" officeooo:rsid="000f874b" officeooo:paragraph-rsid="002147cd"/>
    </style:style>
    <style:style style:name="P5" style:family="paragraph" style:parent-style-name="Standard" style:list-style-name="L1">
      <style:text-properties fo:color="#069a2e" officeooo:rsid="0015fedd" officeooo:paragraph-rsid="0015fedd"/>
    </style:style>
    <style:style style:name="P6" style:family="paragraph" style:parent-style-name="Standard" style:list-style-name="L1">
      <style:text-properties fo:color="#069a2e" officeooo:rsid="000f874b" officeooo:paragraph-rsid="000f874b" fo:background-color="#be480a"/>
    </style:style>
    <style:style style:name="P7" style:family="paragraph" style:parent-style-name="Standard" style:list-style-name="L1">
      <style:text-properties fo:color="#069a2e" officeooo:rsid="0017e9e0" officeooo:paragraph-rsid="0017e9e0"/>
    </style:style>
    <style:style style:name="P8" style:family="paragraph" style:parent-style-name="Standard" style:list-style-name="L1">
      <style:text-properties fo:color="#069a2e" officeooo:rsid="0019044c" officeooo:paragraph-rsid="002be4f5"/>
    </style:style>
    <style:style style:name="P9" style:family="paragraph" style:parent-style-name="Standard" style:list-style-name="L1">
      <style:text-properties fo:color="#069a2e" officeooo:rsid="00196344" officeooo:paragraph-rsid="00196344"/>
    </style:style>
    <style:style style:name="P10" style:family="paragraph" style:parent-style-name="Standard" style:list-style-name="L1">
      <style:text-properties fo:color="#2a6099" officeooo:rsid="000f874b" officeooo:paragraph-rsid="00245ef3"/>
    </style:style>
    <style:style style:name="P11" style:family="paragraph" style:parent-style-name="Standard" style:list-style-name="L1">
      <style:text-properties fo:color="#2a6099" officeooo:rsid="000f874b" officeooo:paragraph-rsid="00229d84"/>
    </style:style>
    <style:style style:name="P12" style:family="paragraph" style:parent-style-name="Standard" style:list-style-name="L1">
      <style:text-properties fo:color="#2a6099" officeooo:rsid="000f874b" officeooo:paragraph-rsid="000f874b"/>
    </style:style>
    <style:style style:name="P13" style:family="paragraph" style:parent-style-name="Standard" style:list-style-name="L1">
      <style:text-properties fo:color="#2a6099" officeooo:rsid="000f874b" officeooo:paragraph-rsid="00245ef3" fo:background-color="#be480a"/>
    </style:style>
    <style:style style:name="P14" style:family="paragraph" style:parent-style-name="Standard" style:list-style-name="L1">
      <style:text-properties fo:color="#2a6099" officeooo:rsid="000f874b" officeooo:paragraph-rsid="000f874b" fo:background-color="#be480a"/>
    </style:style>
    <style:style style:name="P15" style:family="paragraph" style:parent-style-name="Standard" style:list-style-name="L1">
      <style:text-properties fo:color="#2a6099" officeooo:rsid="0028fe66" officeooo:paragraph-rsid="002e671b" fo:background-color="transparent"/>
    </style:style>
    <style:style style:name="P16" style:family="paragraph" style:parent-style-name="Standard" style:list-style-name="L1">
      <style:text-properties fo:color="#2a6099" officeooo:rsid="002ad350" officeooo:paragraph-rsid="002e671b" fo:background-color="transparent"/>
    </style:style>
    <style:style style:name="P17" style:family="paragraph" style:parent-style-name="Standard" style:list-style-name="L1">
      <style:text-properties fo:color="#2a6099" officeooo:rsid="000f874b" officeooo:paragraph-rsid="000f874b" fo:background-color="transparent"/>
    </style:style>
    <style:style style:name="P18" style:family="paragraph" style:parent-style-name="Standard" style:list-style-name="L1">
      <style:text-properties fo:color="#2a6099" style:font-name="TheSansMonoCondensed-Plain" fo:font-size="8.5pt" officeooo:rsid="000f874b" officeooo:paragraph-rsid="000f874b" style:font-size-asian="8.5pt"/>
    </style:style>
    <style:style style:name="P19" style:family="paragraph" style:parent-style-name="Standard" style:list-style-name="L1">
      <style:text-properties fo:color="#2a6099" style:font-name="TheSansMonoCondensed-Plain" fo:font-size="8.5pt" officeooo:rsid="00626714" officeooo:paragraph-rsid="00626714" style:font-size-asian="8.5pt"/>
    </style:style>
    <style:style style:name="P20" style:family="paragraph" style:parent-style-name="Standard" style:list-style-name="L1">
      <style:text-properties fo:color="#2a6099" style:font-name="TheSansMonoCondensed-Plain" fo:font-size="8.5pt" officeooo:rsid="0064fb35" officeooo:paragraph-rsid="0064fb35" style:font-size-asian="8.5pt"/>
    </style:style>
    <style:style style:name="P21" style:family="paragraph" style:parent-style-name="Standard" style:list-style-name="L1">
      <style:paragraph-properties fo:text-align="start" style:justify-single-word="false"/>
      <style:text-properties fo:color="#2a6099" style:font-name="TheSansMonoCondensed-Plain" fo:font-size="8.5pt" style:font-size-asian="8.5pt"/>
    </style:style>
    <style:style style:name="P22" style:family="paragraph" style:parent-style-name="Standard" style:list-style-name="L1">
      <style:text-properties fo:color="#2a6099" style:font-name="TheSansMonoCondensed-Plain" fo:font-size="8.5pt" officeooo:rsid="0049f7ea" officeooo:paragraph-rsid="0049f7ea" style:font-size-asian="8.5pt"/>
    </style:style>
    <style:style style:name="P23" style:family="paragraph" style:parent-style-name="Standard" style:list-style-name="L1">
      <style:text-properties fo:color="#2a6099" officeooo:rsid="00626714" officeooo:paragraph-rsid="00626714"/>
    </style:style>
    <style:style style:name="P24" style:family="paragraph" style:parent-style-name="Standard" style:list-style-name="L1">
      <style:text-properties fo:color="#2a6099" officeooo:rsid="0066ec08" officeooo:paragraph-rsid="0066ec08"/>
    </style:style>
    <style:style style:name="P25" style:family="paragraph" style:parent-style-name="Standard" style:list-style-name="L1">
      <style:text-properties fo:color="#2a6099" officeooo:rsid="0049f7ea" officeooo:paragraph-rsid="0049f7ea"/>
    </style:style>
    <style:style style:name="P26" style:family="paragraph" style:parent-style-name="Standard" style:list-style-name="L1">
      <style:text-properties officeooo:rsid="000f874b" officeooo:paragraph-rsid="000f874b"/>
    </style:style>
    <style:style style:name="P27" style:family="paragraph" style:parent-style-name="Standard" style:list-style-name="L1">
      <style:text-properties fo:color="#158466" officeooo:rsid="000f874b" officeooo:paragraph-rsid="000f874b"/>
    </style:style>
    <style:style style:name="P28" style:family="paragraph" style:parent-style-name="Standard" style:list-style-name="L1">
      <style:text-properties fo:color="#158466" officeooo:rsid="000f874b" officeooo:paragraph-rsid="00729c93"/>
    </style:style>
    <style:style style:name="P29" style:family="paragraph" style:parent-style-name="Standard" style:list-style-name="L1">
      <style:text-properties fo:color="#158466" style:font-name="TheSansMonoCondensed-Plain" fo:font-size="8.5pt" officeooo:rsid="004b2f77" officeooo:paragraph-rsid="004bc4dc" style:font-size-asian="8.5pt"/>
    </style:style>
    <style:style style:name="P30" style:family="paragraph" style:parent-style-name="Standard" style:list-style-name="L1">
      <style:paragraph-properties fo:text-align="start" style:justify-single-word="false"/>
      <style:text-properties fo:color="#158466" style:font-name="TheSansMonoCondensed-Plain" fo:font-size="8.5pt" style:font-size-asian="8.5pt"/>
    </style:style>
    <style:style style:name="P31" style:family="paragraph" style:parent-style-name="Standard" style:list-style-name="L1">
      <style:text-properties fo:color="#158466" style:font-name="TheSansMonoCondensed-Plain" fo:font-size="8.5pt" officeooo:rsid="000f874b" officeooo:paragraph-rsid="000f874b" style:font-size-asian="8.5pt"/>
    </style:style>
    <style:style style:name="P32" style:family="paragraph" style:parent-style-name="Standard" style:list-style-name="L1">
      <style:text-properties fo:color="#158466" style:font-name="TheSansMonoCondensed-Plain" fo:font-size="8.5pt" officeooo:rsid="0049f7ea" officeooo:paragraph-rsid="0049f7ea" style:font-size-asian="8.5pt"/>
    </style:style>
    <style:style style:name="P33" style:family="paragraph" style:parent-style-name="Standard" style:list-style-name="L1">
      <style:text-properties fo:color="#158466" style:font-name="TheSansMonoCondensed-Plain" fo:font-size="8.5pt" officeooo:rsid="000f874b" officeooo:paragraph-rsid="000f874b" fo:background-color="transparent" style:font-size-asian="8.5pt"/>
    </style:style>
    <style:style style:name="P34" style:family="paragraph" style:parent-style-name="Standard" style:list-style-name="L1">
      <style:text-properties fo:color="#158466" officeooo:rsid="004b2f77" officeooo:paragraph-rsid="004bc4dc"/>
    </style:style>
    <style:style style:name="P35" style:family="paragraph" style:parent-style-name="Standard" style:list-style-name="L1">
      <style:text-properties fo:color="#158466" officeooo:rsid="000f874b" officeooo:paragraph-rsid="000f874b" fo:background-color="transparent"/>
    </style:style>
    <style:style style:name="P36" style:family="paragraph" style:parent-style-name="Standard" style:list-style-name="L1">
      <style:text-properties fo:color="#158466" officeooo:rsid="0049f7ea" officeooo:paragraph-rsid="0049f7ea"/>
    </style:style>
    <style:style style:name="P37" style:family="paragraph" style:parent-style-name="Standard" style:list-style-name="L1">
      <style:text-properties fo:color="#158466" officeooo:rsid="000f874b" officeooo:paragraph-rsid="000f874b" fo:background-color="#be480a"/>
    </style:style>
    <style:style style:name="P38" style:family="paragraph" style:parent-style-name="Standard" style:list-style-name="L1">
      <style:text-properties style:font-name="TheSansMonoCondensed-Plain" fo:font-size="8.5pt" officeooo:rsid="000f874b" officeooo:paragraph-rsid="000f874b" style:font-size-asian="8.5pt"/>
    </style:style>
    <style:style style:name="P39" style:family="paragraph" style:parent-style-name="Standard" style:list-style-name="L1">
      <style:text-properties style:font-name="TheSansMonoCondensed-Plain" fo:font-size="8.5pt" officeooo:rsid="005e4be0" officeooo:paragraph-rsid="005e4be0" style:font-size-asian="8.5pt"/>
    </style:style>
    <style:style style:name="P40" style:family="paragraph" style:parent-style-name="Standard" style:list-style-name="L1">
      <style:text-properties style:font-name="TheSansMonoCondensed-Plain" fo:font-size="8.5pt" officeooo:rsid="0060c7f4" officeooo:paragraph-rsid="000f874b" style:font-size-asian="8.5pt"/>
    </style:style>
    <style:style style:name="P41" style:family="paragraph" style:parent-style-name="Standard" style:list-style-name="L1">
      <style:text-properties officeooo:rsid="000f874b" officeooo:paragraph-rsid="000f874b" fo:background-color="#be480a"/>
    </style:style>
    <style:style style:name="P42" style:family="paragraph" style:parent-style-name="Standard" style:list-style-name="L1">
      <style:text-properties officeooo:rsid="005e07fd" officeooo:paragraph-rsid="005e07fd"/>
    </style:style>
    <style:style style:name="P43" style:family="paragraph" style:parent-style-name="Standard" style:list-style-name="L1">
      <style:text-properties officeooo:rsid="005e4be0" officeooo:paragraph-rsid="005e4be0"/>
    </style:style>
    <style:style style:name="P44" style:family="paragraph" style:parent-style-name="Standard" style:list-style-name="L1">
      <style:text-properties officeooo:rsid="005f64b9" officeooo:paragraph-rsid="005f64b9"/>
    </style:style>
    <style:style style:name="P45" style:family="paragraph" style:parent-style-name="Standard" style:list-style-name="L1">
      <style:text-properties officeooo:rsid="000f874b" officeooo:paragraph-rsid="000f874b" fo:background-color="#ff8000"/>
    </style:style>
    <style:style style:name="P46" style:family="paragraph" style:parent-style-name="Standard" style:list-style-name="L1">
      <style:text-properties officeooo:rsid="000f874b" officeooo:paragraph-rsid="006a9136" fo:background-color="#ff8000"/>
    </style:style>
    <style:style style:name="P47" style:family="paragraph" style:parent-style-name="Standard" style:list-style-name="L1">
      <style:text-properties officeooo:rsid="000f874b" officeooo:paragraph-rsid="000f874b" fo:background-color="transparent"/>
    </style:style>
    <style:style style:name="P48" style:family="paragraph" style:parent-style-name="Standard" style:list-style-name="L1">
      <style:text-properties officeooo:rsid="0070ada3" officeooo:paragraph-rsid="0070ada3"/>
    </style:style>
    <style:style style:name="T1" style:family="text">
      <style:text-properties officeooo:rsid="000f874b"/>
    </style:style>
    <style:style style:name="T2" style:family="text">
      <style:text-properties officeooo:rsid="0010e32a"/>
    </style:style>
    <style:style style:name="T3" style:family="text">
      <style:text-properties officeooo:rsid="0014b1a6"/>
    </style:style>
    <style:style style:name="T4" style:family="text">
      <style:text-properties officeooo:rsid="00151f54"/>
    </style:style>
    <style:style style:name="T5" style:family="text">
      <style:text-properties officeooo:rsid="00181a47"/>
    </style:style>
    <style:style style:name="T6" style:family="text">
      <style:text-properties officeooo:rsid="002be4f5"/>
    </style:style>
    <style:style style:name="T7" style:family="text">
      <style:text-properties officeooo:rsid="00329be9"/>
    </style:style>
    <style:style style:name="T8" style:family="text">
      <style:text-properties style:font-name="TheSansMonoCondensed-Plain" fo:font-size="8.5pt" style:font-size-asian="8.5pt"/>
    </style:style>
    <style:style style:name="T9" style:family="text">
      <style:text-properties style:font-name="TheSansMonoCondensed-Plain" fo:font-size="8.5pt" officeooo:rsid="005f2fea" style:font-size-asian="8.5pt"/>
    </style:style>
    <style:style style:name="T10" style:family="text">
      <style:text-properties style:font-name="TheSansMonoCondensed-Plain" fo:font-size="8.5pt" officeooo:rsid="0060c7f4" style:font-size-asian="8.5pt"/>
    </style:style>
    <style:style style:name="T11" style:family="text">
      <style:text-properties style:font-name="Verdana" fo:font-size="8.5pt" style:font-size-asian="8.5pt"/>
    </style:style>
    <style:style style:name="T12" style:family="text">
      <style:text-properties officeooo:rsid="006a9136"/>
    </style:style>
    <style:style style:name="T13" style:family="text">
      <style:text-properties officeooo:rsid="006f10b8"/>
    </style:style>
    <style:style style:name="T14" style:family="text">
      <style:text-properties fo:color="#158466"/>
    </style:style>
    <style:style style:name="T15" style:family="text">
      <style:text-properties fo:background-color="#ff8000" loext:char-shading-value="0"/>
    </style:style>
    <style:style style:name="T16" style:family="text">
      <style:text-properties officeooo:rsid="007b477b"/>
    </style:style>
    <style:style style:name="T17" style:family="text">
      <style:text-properties style:use-window-font-color="true" officeooo:rsid="002be4f5"/>
    </style:style>
    <style:style style:name="T18" style:family="text">
      <style:text-properties style:use-window-font-color="true" officeooo:rsid="007b477b"/>
    </style:style>
    <style:style style:name="T19" style:family="text">
      <style:text-properties style:use-window-font-color="true" fo:font-weight="bold" officeooo:rsid="002be4f5" style:font-weight-asian="bold" style:font-weight-complex="bold"/>
    </style:style>
    <style:style style:name="T20" style:family="text">
      <style:text-properties style:use-window-font-color="true" fo:font-weight="bold" officeooo:rsid="007b477b" style:font-weight-asian="bold" style:font-weight-complex="bol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 Workshop Content</text:p>
      <text:p text:style-name="P1"/>
      <text:p text:style-name="P1"/>
      <text:list xml:id="list1035224758" text:style-name="L1">
        <text:list-item>
          <text:p text:style-name="P2">INTRODUCTION</text:p>
          <text:list>
            <text:list-item>
              <text:p text:style-name="P3">Why Use R?</text:p>
            </text:list-item>
            <text:list-item>
              <text:p text:style-name="P3"><text:span text:style-name="T4">Why use R</text:span> for <text:span text:style-name="T2">Humanities </text:span>Work? </text:p>
            </text:list-item>
            <text:list-item>
              <text:p text:style-name="P2">How to Run R . .</text:p>
            </text:list-item>
          </text:list>
        </text:list-item>
        <text:list-item>
          <text:p text:style-name="P4">INSTALLING R</text:p>
          <text:list>
            <text:list-item>
              <text:p text:style-name="P4">Downloading R from CRAN . 353</text:p>
            </text:list-item>
            <text:list-item>
              <text:p text:style-name="P4">Installing from a Linux Package Manager</text:p>
            </text:list-item>
            <text:list-item>
              <text:p text:style-name="P4">Installing from Source . 354</text:p>
            </text:list-item>
          </text:list>
        </text:list-item>
        <text:list-item>
          <text:p text:style-name="P5">RStudio</text:p>
          <text:list>
            <text:list-item>
              <text:p text:style-name="P6"><text:span text:style-name="T3">I</text:span>nteractive Mode</text:p>
            </text:list-item>
            <text:list-item>
              <text:p text:style-name="P6">Batch Mode .</text:p>
            </text:list-item>
          </text:list>
        </text:list-item>
        <text:list-item>
          <text:p text:style-name="P2">A First R Session</text:p>
          <text:list>
            <text:list-item>
              <text:p text:style-name="P7">Commenting</text:p>
            </text:list-item>
            <text:list-item>
              <text:p text:style-name="P8"><text:span text:style-name="T6">Working </text:span>Directory <text:span text:style-name="T6">(</text:span><text:span text:style-name="T1">Startup and Shutdown</text:span><text:span text:style-name="T6">)</text:span><text:span text:style-name="T19">*</text:span><text:span text:style-name="T20">R Project and working directory structure?</text:span></text:p>
            </text:list-item>
          </text:list>
        </text:list-item>
        <text:list-item>
          <text:p text:style-name="P6">Introduction to Functions . .</text:p>
          <text:list>
            <text:list-item>
              <text:p text:style-name="P2">Variable<text:span text:style-name="T5">s</text:span></text:p>
            </text:list-item>
            <text:list-item>
              <text:p text:style-name="P9">Print</text:p>
            </text:list-item>
          </text:list>
        </text:list-item>
        <text:list-item>
          <text:p text:style-name="P10">INSTALLING AND USING PACKAGES</text:p>
          <text:list>
            <text:list-item>
              <text:p text:style-name="P10">Package Basics .</text:p>
            </text:list-item>
            <text:list-item>
              <text:p text:style-name="P13">Loading a Package from Your Hard Drive .</text:p>
            </text:list-item>
            <text:list-item>
              <text:p text:style-name="P13">Downloading a Package from the Web</text:p>
            </text:list-item>
            <text:list-item>
              <text:p text:style-name="P10">Installing Packages Automatically</text:p>
            </text:list-item>
            <text:list-item>
              <text:p text:style-name="P13">Installing Packages Manually</text:p>
            </text:list-item>
            <text:list-item>
              <text:p text:style-name="P13">Listing the Functions in a Package . .</text:p>
            </text:list-item>
          </text:list>
        </text:list-item>
        <text:list-item>
          <text:p text:style-name="P11">Getting Help</text:p>
          <text:list>
            <text:list-item>
              <text:p text:style-name="P11">The help() Function .</text:p>
            </text:list-item>
            <text:list-item>
              <text:p text:style-name="P11">The example() Function</text:p>
            </text:list-item>
            <text:list-item>
              <text:p text:style-name="P11">If You Don’t Know Quite What You’re Looking For . .</text:p>
            </text:list-item>
            <text:list-item>
              <text:p text:style-name="P11">Help for Other Topics .</text:p>
            </text:list-item>
            <text:list-item>
              <text:p text:style-name="P11">Help for Batch Mode . .</text:p>
            </text:list-item>
            <text:list-item>
              <text:p text:style-name="P11">Help on the Internet</text:p>
            </text:list-item>
          </text:list>
        </text:list-item>
        <text:list-item>
          <text:p text:style-name="P15">External File structures</text:p>
          <text:list>
            <text:list-item>
              <text:p text:style-name="P15">Spreadsheets</text:p>
            </text:list-item>
            <text:list-item>
              <text:p text:style-name="P15">CSV</text:p>
            </text:list-item>
            <text:list-item>
              <text:p text:style-name="P15">JSON</text:p>
            </text:list-item>
            <text:list-item>
              <text:p text:style-name="P16">txt</text:p>
            </text:list-item>
          </text:list>
        </text:list-item>
        <text:list-item>
          <text:p text:style-name="P12">Preview of Some Important R Data Structures .</text:p>
          <text:list>
            <text:list-item>
              <text:p text:style-name="P12">Vectors, the R Workhorse .</text:p>
              <text:list>
                <text:list-item>
                  <text:p text:style-name="P18">x &lt;- c(88,5,12,13)</text:p>
                </text:list-item>
              </text:list>
            </text:list-item>
            <text:list-item>
              <text:p text:style-name="P12">Character Strings . .</text:p>
            </text:list-item>
            <text:list-item>
              <text:p text:style-name="P14">Matrices .</text:p>
            </text:list-item>
            <text:list-item>
              <text:p text:style-name="P12">Lists . .</text:p>
            </text:list-item>
            <text:list-item>
              <text:p text:style-name="P12">Data Frames</text:p>
            </text:list-item>
            <text:list-item>
              <text:p text:style-name="P17">Classes . .</text:p>
            </text:list-item>
          </text:list>
        </text:list-item>
        <text:list-item>
          <text:p text:style-name="P26">Extended Example: Regression Analysis of Exam Grades . .</text:p>
        </text:list-item>
        <text:list-item>
          <text:p text:style-name="P27">VECTORS</text:p>
          <text:list>
            <text:list-item>
              <text:p text:style-name="P27">Adding and Deleting Vector Elements . .</text:p>
              <text:list>
                <text:list-item>
                  <text:p text:style-name="P29">x &lt;- c(x[1:3],168,x[4])</text:p>
                </text:list-item>
                <text:list-item>
                  <text:p text:style-name="P29">y &lt;- vector(length=2)</text:p>
                </text:list-item>
                <text:list-item>
                  <text:p text:style-name="P30">&gt; y[1] &lt;- 5</text:p>
                </text:list-item>
                <text:list-item>
                  <text:p text:style-name="P29">&gt; y[2] &lt;- 12</text:p>
                </text:list-item>
                <text:list-item>
                  <text:p text:style-name="P34"><text:span text:style-name="T11">append(a,6)</text:span><text:span text:style-name="T8"> </text:span></text:p>
                </text:list-item>
                <text:list-item>
                  <text:p text:style-name="P34"><text:span text:style-name="T11">x &lt;- c(letters[1:5])</text:span><text:span text:style-name="T8"> </text:span></text:p>
                </text:list-item>
                <text:list-item>
                  <text:p text:style-name="P34"><text:span text:style-name="T11">y &lt;- append(x,letters[6:10])</text:span><text:span text:style-name="T8"> </text:span></text:p>
                </text:list-item>
                <text:list-item>
                  <text:p text:style-name="P34"><text:span text:style-name="T11">append(x,y)</text:span><text:span text:style-name="T8"> </text:span></text:p>
                </text:list-item>
              </text:list>
            </text:list-item>
            <text:list-item>
              <text:p text:style-name="P27">Obtaining the Length of a Vector</text:p>
              <text:list>
                <text:list-item>
                  <text:p text:style-name="P31">length(x)</text:p>
                </text:list-item>
                <text:list-item>
                  <text:p text:style-name="P31">1:length(x)</text:p>
                </text:list-item>
              </text:list>
            </text:list-item>
            <text:list-item>
              <text:p text:style-name="P27"><text:span text:style-name="T7">R</text:span>ecycling</text:p>
              <text:list>
                <text:list-item>
                  <text:p text:style-name="P31">c(1,2,4) + c(6,0,9,20,22)</text:p>
                </text:list-item>
              </text:list>
            </text:list-item>
          </text:list>
        </text:list-item>
        <text:list-item>
          <text:p text:style-name="P27">Common Vector Operations .</text:p>
          <text:list>
            <text:list-item>
              <text:p text:style-name="P27">Vector Arithmetic and Logical Operations .</text:p>
            </text:list-item>
            <text:list-item>
              <text:p text:style-name="P27">Vector Indexing .</text:p>
              <text:list>
                <text:list-item>
                  <text:p text:style-name="P31">y[2:3]</text:p>
                </text:list-item>
                <text:list-item>
                  <text:p text:style-name="P31">z[-1]</text:p>
                </text:list-item>
                <text:list-item>
                  <text:p text:style-name="P31">z[1:(length(z)-1)]</text:p>
                </text:list-item>
                <text:list-item>
                  <text:p text:style-name="P31">z[-length(z)]</text:p>
                </text:list-item>
              </text:list>
            </text:list-item>
            <text:list-item>
              <text:p text:style-name="P27">Generating Useful Vectors with the : Operator</text:p>
              <text:list>
                <text:list-item>
                  <text:p text:style-name="P31">5:8</text:p>
                </text:list-item>
              </text:list>
            </text:list-item>
            <text:list-item>
              <text:p text:style-name="P27">Generating Vector Sequences with seq() . .</text:p>
              <text:list>
                <text:list-item>
                  <text:p text:style-name="P31">seq(from=12,to=30,by=3)</text:p>
                </text:list-item>
                <text:list-item>
                  <text:p text:style-name="P31">seq(from=1.1,to=2,length=10)</text:p>
                </text:list-item>
              </text:list>
            </text:list-item>
            <text:list-item>
              <text:p text:style-name="P27">Repeating Vector Constants with rep() . .</text:p>
              <text:list>
                <text:list-item>
                  <text:p text:style-name="P31">x &lt;- rep(8,4)</text:p>
                </text:list-item>
              </text:list>
            </text:list-item>
            <text:list-item>
              <text:p text:style-name="P27">Using all() and any() . .</text:p>
              <text:list>
                <text:list-item>
                  <text:p text:style-name="P31">any(x &gt; 88)</text:p>
                </text:list-item>
                <text:list-item>
                  <text:p text:style-name="P31">all(x &gt; 0)</text:p>
                </text:list-item>
              </text:list>
            </text:list-item>
            <text:list-item>
              <text:p text:style-name="P27">Extended Example: Finding Runs of Consecutive Ones .</text:p>
            </text:list-item>
            <text:list-item>
              <text:p text:style-name="P27">Extended Example: Predicting Discrete-Valued Time Series .</text:p>
            </text:list-item>
            <text:list-item>
              <text:p text:style-name="P27">Vector In, Vector Out . .</text:p>
              <text:list>
                <text:list-item>
                  <text:p text:style-name="P27">ifelse(b&gt;1,"yes","no")</text:p>
                </text:list-item>
                <text:list-item>
                  <text:p text:style-name="P27">which(b&gt;1)</text:p>
                </text:list-item>
                <text:list-item>
                  <text:p text:style-name="P27">9 %% 3</text:p>
                </text:list-item>
              </text:list>
            </text:list-item>
            <text:list-item>
              <text:p text:style-name="P27">NA and NULL Values .</text:p>
              <text:list>
                <text:list-item>
                  <text:p text:style-name="P27">Using NA</text:p>
                </text:list-item>
                <text:list-item>
                  <text:p text:style-name="P27">Using NULL .</text:p>
                </text:list-item>
              </text:list>
            </text:list-item>
            <text:list-item>
              <text:p text:style-name="P27">Filtering .</text:p>
              <text:list>
                <text:list-item>
                  <text:p text:style-name="P27">Generating Filtering Indices . .</text:p>
                  <text:list>
                    <text:list-item>
                      <text:p text:style-name="P31">&gt; z &lt;- c(5,2,-3,8)</text:p>
                    </text:list-item>
                    <text:list-item>
                      <text:p text:style-name="P30">&gt; w &lt;- z[z*z &gt; 8]</text:p>
                    </text:list-item>
                    <text:list-item>
                      <text:p text:style-name="P31">&gt; z*z &gt; 8</text:p>
                    </text:list-item>
                    <text:list-item>
                      <text:p text:style-name="P31">"&gt;"(2,1)</text:p>
                    </text:list-item>
                  </text:list>
                </text:list-item>
                <text:list-item>
                  <text:p text:style-name="P27">Filtering with the subset() Function . .</text:p>
                  <text:list>
                    <text:list-item>
                      <text:p text:style-name="P31">x[x &gt; 5]</text:p>
                    </text:list-item>
                    <text:list-item>
                      <text:p text:style-name="P31">subset(x,x &gt; 5)</text:p>
                    </text:list-item>
                  </text:list>
                </text:list-item>
                <text:list-item>
                  <text:p text:style-name="P27">The Selection Function which() . .</text:p>
                  <text:list>
                    <text:list-item>
                      <text:p text:style-name="P31">which(z*z &gt; 8)</text:p>
                    </text:list-item>
                  </text:list>
                </text:list-item>
                <text:list-item>
                  <text:p text:style-name="P35">A Vectorized if-then-else: The ifelse() Function</text:p>
                  <text:list>
                    <text:list-item>
                      <text:p text:style-name="P33">ifelse(x &gt; 6,2*x,3*x)</text:p>
                    </text:list-item>
                  </text:list>
                </text:list-item>
              </text:list>
            </text:list-item>
            <text:list-item>
              <text:p text:style-name="P26">Extended Example: A Measure of Association</text:p>
            </text:list-item>
            <text:list-item>
              <text:p text:style-name="P26">Extended Example: Recoding an Abalone Data Set .</text:p>
            </text:list-item>
            <text:list-item>
              <text:p text:style-name="P26">Testing Vector Equality</text:p>
              <text:list>
                <text:list-item>
                  <text:p text:style-name="P38">x == y</text:p>
                </text:list-item>
                <text:list-item>
                  <text:p text:style-name="P38">"=="(3,2)</text:p>
                </text:list-item>
                <text:list-item>
                  <text:p text:style-name="P38">identical(x,y)</text:p>
                </text:list-item>
              </text:list>
            </text:list-item>
            <text:list-item>
              <text:p text:style-name="P26">Vector Element Names</text:p>
              <text:list>
                <text:list-item>
                  <text:p text:style-name="P38">names(x) &lt;- c("a","b","ab")</text:p>
                </text:list-item>
              </text:list>
            </text:list-item>
            <text:list-item>
              <text:p text:style-name="P41">More on c() .</text:p>
            </text:list-item>
          </text:list>
        </text:list-item>
        <text:list-item>
          <text:p text:style-name="P26">LISTS</text:p>
          <text:list>
            <text:list-item>
              <text:p text:style-name="P26">Creating Lists</text:p>
              <text:list>
                <text:list-item>
                  <text:p text:style-name="P38">j &lt;- list(name="Joe", salary=55000, union=T)</text:p>
                </text:list-item>
              </text:list>
            </text:list-item>
            <text:list-item>
              <text:p text:style-name="P26">General List Operations . .</text:p>
              <text:list>
                <text:list-item>
                  <text:p text:style-name="P26">List Indexing .</text:p>
                  <text:list>
                    <text:list-item>
                      <text:p text:style-name="P42">pata[1] <text:s/>vs pata[[1]]</text:p>
                    </text:list-item>
                  </text:list>
                </text:list-item>
                <text:list-item>
                  <text:p text:style-name="P26">Adding and Deleting List Elements . .</text:p>
                  <text:list>
                    <text:list-item>
                      <text:p text:style-name="P43">list within a list</text:p>
                    </text:list-item>
                    <text:list-item>
                      <text:p text:style-name="P39">z[5:7] &lt;- c(FALSE,TRUE,TRUE)</text:p>
                    </text:list-item>
                    <text:list-item>
                      <text:p text:style-name="P43"><text:span text:style-name="T8">z</text:span><text:span text:style-name="T9">[1]</text:span><text:span text:style-name="T8"> &lt;- NULL</text:span></text:p>
                    </text:list-item>
                  </text:list>
                </text:list-item>
                <text:list-item>
                  <text:p text:style-name="P26">Getting the Size of a List . .</text:p>
                  <text:list>
                    <text:list-item>
                      <text:p text:style-name="P38">length(j)</text:p>
                    </text:list-item>
                  </text:list>
                </text:list-item>
              </text:list>
            </text:list-item>
            <text:list-item>
              <text:p text:style-name="P26">Extended Example: Text Concordance .</text:p>
            </text:list-item>
            <text:list-item>
              <text:p text:style-name="P26">Accessing List Components and Values</text:p>
              <text:list>
                <text:list-item>
                  <text:p text:style-name="P44">unlist</text:p>
                </text:list-item>
              </text:list>
            </text:list-item>
            <text:list-item>
              <text:p text:style-name="P26">Using the lapply() and sapply() Functions . .</text:p>
              <text:list>
                <text:list-item>
                  <text:p text:style-name="P26"><text:span text:style-name="T8">lapply(list(1:3,25:29),median) <text:s text:c="2"/>---- </text:span><text:span text:style-name="T10">returns list</text:span></text:p>
                </text:list-item>
                <text:list-item>
                  <text:p text:style-name="P40">sapply(list(1:3,25:29),median) <text:s/>----- returns vector</text:p>
                </text:list-item>
              </text:list>
            </text:list-item>
            <text:list-item>
              <text:p text:style-name="P26">Extended Example: Text Concordance, Continued . .</text:p>
            </text:list-item>
            <text:list-item>
              <text:p text:style-name="P26">Extended Example: Back to the Abalone Data</text:p>
            </text:list-item>
            <text:list-item>
              <text:p text:style-name="P41">Recursive Lists . .</text:p>
            </text:list-item>
          </text:list>
        </text:list-item>
        <text:list-item>
          <text:p text:style-name="P26">DATA FRAMES</text:p>
          <text:list>
            <text:list-item>
              <text:p text:style-name="P26">Creating Data Frames .</text:p>
            </text:list-item>
            <text:list-item>
              <text:p text:style-name="P12">Accessing Data Frames</text:p>
              <text:list>
                <text:list-item>
                  <text:p text:style-name="P23">df[1]</text:p>
                </text:list-item>
                <text:list-item>
                  <text:p text:style-name="P23">df[[1]]</text:p>
                </text:list-item>
                <text:list-item>
                  <text:p text:style-name="P23">df$one</text:p>
                </text:list-item>
                <text:list-item>
                  <text:p text:style-name="P23">marchFrame[1,2]</text:p>
                </text:list-item>
                <text:list-item>
                  <text:p text:style-name="P19">subset(examsquiz,Exam.1 &gt;= 3.8)</text:p>
                </text:list-item>
              </text:list>
            </text:list-item>
            <text:list-item>
              <text:p text:style-name="P12">Extended Example: Regression Analysis of Exam Grades</text:p>
            </text:list-item>
            <text:list-item>
              <text:p text:style-name="P12">Other Matrix-Like Operations</text:p>
              <text:list>
                <text:list-item>
                  <text:p text:style-name="P12">Extracting Subdata Frames</text:p>
                  <text:list>
                    <text:list-item>
                      <text:p text:style-name="P18">examsquiz[2:5,]</text:p>
                    </text:list-item>
                    <text:list-item>
                      <text:p text:style-name="P20">head</text:p>
                    </text:list-item>
                    <text:list-item>
                      <text:p text:style-name="P18">examsquiz[examsquiz$Exam.1 &gt;= 3.8,]</text:p>
                    </text:list-item>
                  </text:list>
                </text:list-item>
                <text:list-item>
                  <text:p text:style-name="P12">More on Treatment of NA Values</text:p>
                  <text:list>
                    <text:list-item>
                      <text:p text:style-name="P18">&gt; x &lt;- c(2,NA,4)</text:p>
                    </text:list-item>
                    <text:list-item>
                      <text:p text:style-name="P21">&gt; mean(x)</text:p>
                    </text:list-item>
                    <text:list-item>
                      <text:p text:style-name="P21">[1] NA</text:p>
                    </text:list-item>
                    <text:list-item>
                      <text:p text:style-name="P21">&gt; mean(x,na.rm=TRUE)</text:p>
                    </text:list-item>
                    <text:list-item>
                      <text:p text:style-name="P18">[1] 3</text:p>
                    </text:list-item>
                  </text:list>
                </text:list-item>
                <text:list-item>
                  <text:p text:style-name="P12">Using the rbind() and cbind() Functions and Alternatives</text:p>
                  <text:list>
                    <text:list-item>
                      <text:p text:style-name="P12">rbind(marchFrame,c(8,"holiday"))</text:p>
                    </text:list-item>
                    <text:list-item>
                      <text:p text:style-name="P24">can also add a list</text:p>
                    </text:list-item>
                    <text:list-item>
                      <text:p text:style-name="P24">cbind(marchFrame,marchList[1])</text:p>
                    </text:list-item>
                    <text:list-item>
                      <text:p text:style-name="P24">will drop any mismatch length of column</text:p>
                    </text:list-item>
                  </text:list>
                </text:list-item>
                <text:list-item>
                  <text:p text:style-name="P26">Applying apply()</text:p>
                </text:list-item>
              </text:list>
            </text:list-item>
            <text:list-item>
              <text:p text:style-name="P26">Extended Example: A Salary Study .</text:p>
            </text:list-item>
            <text:list-item>
              <text:p text:style-name="P26">Merging Data Frames .</text:p>
            </text:list-item>
            <text:list-item>
              <text:p text:style-name="P26">Extended Example: An Employee Database . .</text:p>
            </text:list-item>
            <text:list-item>
              <text:p text:style-name="P26">Using lapply() and sapply() on Data Frames . .</text:p>
            </text:list-item>
            <text:list-item>
              <text:p text:style-name="P26">Extended Example: Aids for Learning Chinese Dialects .</text:p>
            </text:list-item>
          </text:list>
        </text:list-item>
        <text:list-item>
          <text:p text:style-name="P26">FACTORS AND TABLES</text:p>
          <text:list>
            <text:list-item>
              <text:p text:style-name="P26">Factors and Levels .</text:p>
            </text:list-item>
            <text:list-item>
              <text:p text:style-name="P41">Common Functions Used with Factors . .</text:p>
              <text:list>
                <text:list-item>
                  <text:p text:style-name="P41">The tapply() Function . .</text:p>
                </text:list-item>
                <text:list-item>
                  <text:p text:style-name="P41">The split() Function .</text:p>
                </text:list-item>
                <text:list-item>
                  <text:p text:style-name="P41">The by() Function . .</text:p>
                </text:list-item>
              </text:list>
            </text:list-item>
            <text:list-item>
              <text:p text:style-name="P41">Working with Tables . .</text:p>
              <text:list>
                <text:list-item>
                  <text:p text:style-name="P41">Matrix/Array-Like Operations on Tables . .</text:p>
                </text:list-item>
              </text:list>
            </text:list-item>
            <text:list-item>
              <text:p text:style-name="P41">Extended Example: Extracting a Subtable .</text:p>
            </text:list-item>
            <text:list-item>
              <text:p text:style-name="P41">Extended Example: Finding the Largest Cells in a Table .</text:p>
            </text:list-item>
            <text:list-item>
              <text:p text:style-name="P41">Other Factor- and Table-Related Functions .</text:p>
            </text:list-item>
            <text:list-item>
              <text:p text:style-name="P41">The aggregate() Function .</text:p>
            </text:list-item>
            <text:list-item>
              <text:p text:style-name="P41">The cut() Function . .</text:p>
            </text:list-item>
          </text:list>
        </text:list-item>
        <text:list-item>
          <text:p text:style-name="P12">R PROGRAMMING STRUCTURES</text:p>
          <text:list>
            <text:list-item>
              <text:p text:style-name="P12">Loops </text:p>
              <text:list>
                <text:list-item>
                  <text:p text:style-name="P25">for</text:p>
                  <text:list>
                    <text:list-item>
                      <text:p text:style-name="P22">for (n in x) {</text:p>
                    </text:list-item>
                  </text:list>
                </text:list-item>
                <text:list-item>
                  <text:p text:style-name="P36">while</text:p>
                  <text:list>
                    <text:list-item>
                      <text:p text:style-name="P32">i &lt;- 1</text:p>
                    </text:list-item>
                    <text:list-item>
                      <text:p text:style-name="P32">&gt; while (i &lt;= 10) i &lt;- i+4</text:p>
                    </text:list-item>
                    <text:list-item>
                      <text:p text:style-name="P32">while(TRUE) { # similar loop to above</text:p>
                    </text:list-item>
                    <text:list-item>
                      <text:p text:style-name="P30">+ i &lt;- i+4</text:p>
                    </text:list-item>
                    <text:list-item>
                      <text:p text:style-name="P30">+ if (i &gt; 10) break</text:p>
                    </text:list-item>
                    <text:list-item>
                      <text:p text:style-name="P32">+ }</text:p>
                    </text:list-item>
                    <text:list-item>
                      <text:p text:style-name="P32">repeat { # again similar</text:p>
                    </text:list-item>
                    <text:list-item>
                      <text:p text:style-name="P30">+ i &lt;- i+4</text:p>
                    </text:list-item>
                    <text:list-item>
                      <text:p text:style-name="P30">+ if (i &gt; 10) break</text:p>
                    </text:list-item>
                    <text:list-item>
                      <text:p text:style-name="P32">+ }</text:p>
                    </text:list-item>
                  </text:list>
                </text:list-item>
              </text:list>
            </text:list-item>
            <text:list-item>
              <text:p text:style-name="P37">Looping Over Nonvector Sets</text:p>
            </text:list-item>
            <text:list-item>
              <text:p text:style-name="P27">if-else .</text:p>
              <text:list>
                <text:list-item>
                  <text:p text:style-name="P27">if (r == 4) {</text:p>
                </text:list-item>
                <text:list-item>
                  <text:p text:style-name="P28">x &lt;- 1</text:p>
                </text:list-item>
                <text:list-item>
                  <text:p text:style-name="P28">} else {</text:p>
                </text:list-item>
                <text:list-item>
                  <text:p text:style-name="P27">x &lt;- 3</text:p>
                </text:list-item>
                <text:list-item>
                  <text:p text:style-name="P27">y &lt;- 4</text:p>
                </text:list-item>
                <text:list-item>
                  <text:p text:style-name="P27">}</text:p>
                </text:list-item>
              </text:list>
            </text:list-item>
            <text:list-item>
              <text:p text:style-name="P26">Arithmetic and Boolean Operators and Values . .</text:p>
            </text:list-item>
            <text:list-item>
              <text:p text:style-name="P26">Default Values for Arguments</text:p>
            </text:list-item>
            <text:list-item>
              <text:p text:style-name="P41">Return Values . .</text:p>
            </text:list-item>
            <text:list-item>
              <text:p text:style-name="P41">Deciding Whether to Explicitly Call return()</text:p>
            </text:list-item>
            <text:list-item>
              <text:p text:style-name="P41">Returning Complex Objects . .</text:p>
            </text:list-item>
            <text:list-item>
              <text:p text:style-name="P41">Functions Are Objects .</text:p>
            </text:list-item>
            <text:list-item>
              <text:p text:style-name="P41">Environment and Scope Issues . .</text:p>
            </text:list-item>
            <text:list-item>
              <text:p text:style-name="P41">The Top-Level Environment</text:p>
            </text:list-item>
            <text:list-item>
              <text:p text:style-name="P41">The Scope Hierarchy . .</text:p>
            </text:list-item>
            <text:list-item>
              <text:p text:style-name="P41">More on ls() .</text:p>
            </text:list-item>
            <text:list-item>
              <text:p text:style-name="P41">Functions Have (Almost) No Side Effects . .</text:p>
            </text:list-item>
            <text:list-item>
              <text:p text:style-name="P41">Extended Example: A Function to Display the Contents of a</text:p>
            </text:list-item>
            <text:list-item>
              <text:p text:style-name="P41">Call Frame . .</text:p>
            </text:list-item>
            <text:list-item>
              <text:p text:style-name="P41">No Pointers in R</text:p>
            </text:list-item>
            <text:list-item>
              <text:p text:style-name="P41">Writing Upstairs</text:p>
            </text:list-item>
            <text:list-item>
              <text:p text:style-name="P41">Writing to Nonlocals with the Superassignment Operator . .</text:p>
            </text:list-item>
            <text:list-item>
              <text:p text:style-name="P41">Writing to Nonlocals with assign() . .</text:p>
            </text:list-item>
            <text:list-item>
              <text:p text:style-name="P41">Extended Example: Discrete-Event Simulation in R</text:p>
            </text:list-item>
            <text:list-item>
              <text:p text:style-name="P41">When Should You Use Global Variables? .</text:p>
            </text:list-item>
            <text:list-item>
              <text:p text:style-name="P41">Closures .</text:p>
            </text:list-item>
            <text:list-item>
              <text:p text:style-name="P41">Recursion</text:p>
            </text:list-item>
            <text:list-item>
              <text:p text:style-name="P41">A Quicksort Implementation . .</text:p>
            </text:list-item>
            <text:list-item>
              <text:p text:style-name="P41">Extended Example: A Binary Search Tree .</text:p>
            </text:list-item>
            <text:list-item>
              <text:p text:style-name="P41">Replacement Functions</text:p>
            </text:list-item>
            <text:list-item>
              <text:p text:style-name="P41">What’s Considered a Replacement Function? .</text:p>
            </text:list-item>
            <text:list-item>
              <text:p text:style-name="P41">Extended Example: A Self-Bookkeeping Vector Class</text:p>
            </text:list-item>
            <text:list-item>
              <text:p text:style-name="P41">Tools for Composing Function Code</text:p>
            </text:list-item>
            <text:list-item>
              <text:p text:style-name="P41">Text Editors and Integrated Development Environments .</text:p>
            </text:list-item>
            <text:list-item>
              <text:p text:style-name="P41">The edit() Function .</text:p>
            </text:list-item>
            <text:list-item>
              <text:p text:style-name="P41">Writing Your Own Binary Operations .</text:p>
            </text:list-item>
            <text:list-item>
              <text:p text:style-name="P41">Anonymous Functions .</text:p>
            </text:list-item>
          </text:list>
        </text:list-item>
        <text:list-item>
          <text:p text:style-name="P45">DOING MATH AND SIMULATIONS IN R</text:p>
          <text:list>
            <text:list-item>
              <text:p text:style-name="P45">Math Functions .</text:p>
            </text:list-item>
            <text:list-item>
              <text:p text:style-name="P45">Extended Example: Calculating a Probability .</text:p>
            </text:list-item>
            <text:list-item>
              <text:p text:style-name="P45">Cumulative Sums and Products . .</text:p>
            </text:list-item>
            <text:list-item>
              <text:p text:style-name="P45">Minima and Maxima . .</text:p>
            </text:list-item>
            <text:list-item>
              <text:p text:style-name="P45">Calculus .</text:p>
            </text:list-item>
            <text:list-item>
              <text:p text:style-name="P45">Functions for Statistical Distributions</text:p>
            </text:list-item>
            <text:list-item>
              <text:p text:style-name="P47">Sorting . .</text:p>
            </text:list-item>
            <text:list-item>
              <text:p text:style-name="P45">Linear Algebra Operations on Vectors and Matrices</text:p>
            </text:list-item>
            <text:list-item>
              <text:p text:style-name="P45">Extended Example: Vector Cross Product . .</text:p>
            </text:list-item>
            <text:list-item>
              <text:p text:style-name="P45">Extended Example: Finding Stationary Distributions of</text:p>
            </text:list-item>
            <text:list-item>
              <text:p text:style-name="P45">Markov Chains .</text:p>
            </text:list-item>
            <text:list-item>
              <text:p text:style-name="P45">Set Operations .</text:p>
            </text:list-item>
            <text:list-item>
              <text:p text:style-name="P45">Simulation Programming in R</text:p>
            </text:list-item>
            <text:list-item>
              <text:p text:style-name="P45">Built-In Random Variate Generators .</text:p>
            </text:list-item>
            <text:list-item>
              <text:p text:style-name="P45">Obtaining the Same Random Stream in Repeated Runs .</text:p>
            </text:list-item>
            <text:list-item>
              <text:p text:style-name="P45">Extended Example: A Combinatorial Simulation .</text:p>
            </text:list-item>
          </text:list>
        </text:list-item>
        <text:list-item>
          <text:p text:style-name="P45">OBJECT-ORIENTED PROGRAMMING</text:p>
          <text:list>
            <text:list-item>
              <text:p text:style-name="P45">S3 Classes . .</text:p>
            </text:list-item>
            <text:list-item>
              <text:p text:style-name="P45">S3 Generic Functions .</text:p>
            </text:list-item>
            <text:list-item>
              <text:p text:style-name="P45">Example: OOP in the lm() Linear Model Function</text:p>
            </text:list-item>
            <text:list-item>
              <text:p text:style-name="P45">Finding the Implementations of Generic Methods .</text:p>
            </text:list-item>
            <text:list-item>
              <text:p text:style-name="P45">Writing S3 Classes</text:p>
            </text:list-item>
            <text:list-item>
              <text:p text:style-name="P45">Using Inheritance . .</text:p>
            </text:list-item>
            <text:list-item>
              <text:p text:style-name="P45">Extended Example: A Class for Storing Upper-Triangular</text:p>
            </text:list-item>
            <text:list-item>
              <text:p text:style-name="P45">Matrices .</text:p>
            </text:list-item>
            <text:list-item>
              <text:p text:style-name="P46">Extended Example: A Procedure for Polynomial</text:p>
            </text:list-item>
            <text:list-item>
              <text:p text:style-name="P46">Regression</text:p>
            </text:list-item>
            <text:list-item>
              <text:p text:style-name="P45">S4 Classes . .</text:p>
            </text:list-item>
            <text:list-item>
              <text:p text:style-name="P45">Writing S4 Classes</text:p>
            </text:list-item>
            <text:list-item>
              <text:p text:style-name="P45">Implementing a Generic Function on an S4 Class</text:p>
            </text:list-item>
            <text:list-item>
              <text:p text:style-name="P45">S3 Versus S4</text:p>
            </text:list-item>
            <text:list-item>
              <text:p text:style-name="P45">Contents in Detail</text:p>
            </text:list-item>
            <text:list-item>
              <text:p text:style-name="P45">Managing Your Objects . .</text:p>
            </text:list-item>
            <text:list-item>
              <text:p text:style-name="P45">Listing Your Objects with the ls() Function . .</text:p>
            </text:list-item>
            <text:list-item>
              <text:p text:style-name="P45">Removing Speciﬁc Objects with the rm() Function</text:p>
            </text:list-item>
            <text:list-item>
              <text:p text:style-name="P45">Saving a Collection of Objects with the save() Function .</text:p>
            </text:list-item>
            <text:list-item>
              <text:p text:style-name="P45">“What Is This?” .</text:p>
            </text:list-item>
            <text:list-item>
              <text:p text:style-name="P45">The exists() Function</text:p>
            </text:list-item>
          </text:list>
        </text:list-item>
        <text:list-item>
          <text:p text:style-name="P35">INPUT/OUTPUT</text:p>
          <text:list>
            <text:list-item>
              <text:p text:style-name="P27">Accessing the Keyboard and Monitor . .</text:p>
              <text:list>
                <text:list-item>
                  <text:p text:style-name="P27">Using the scan() Function .</text:p>
                </text:list-item>
                <text:list-item>
                  <text:p text:style-name="P27">readline() Function .</text:p>
                  <text:list>
                    <text:list-item>
                      <text:p text:style-name="P27">inits &lt;- readline("type your initials: <text:s text:c="3"/>”<text:span text:style-name="T12">)</text:span></text:p>
                    </text:list-item>
                  </text:list>
                </text:list-item>
                <text:list-item>
                  <text:p text:style-name="P27">Printing to the Screen . .</text:p>
                </text:list-item>
              </text:list>
            </text:list-item>
            <text:list-item>
              <text:p text:style-name="P27">10.2 Reading and Writing Files</text:p>
            </text:list-item>
            <text:list-item>
              <text:p text:style-name="P27">10.2.1 Reading a Data Frame or Matrix from a File . .</text:p>
            </text:list-item>
            <text:list-item>
              <text:p text:style-name="P27">10.2.2 Reading Text Files .</text:p>
              <text:list>
                <text:list-item>
                  <text:p text:style-name="P27">z1 &lt;- readLines("z1")</text:p>
                </text:list-item>
                <text:list-item>
                  <text:p text:style-name="P26"><text:span text:style-name="T14">sonnets &lt;- readLines("</text:span><text:a xlink:type="simple" xlink:href="https://www.gutenberg.org/files/1041/1041-0.txt" text:style-name="Internet_20_link" text:visited-style-name="Visited_20_Internet_20_Link">https://www.gutenberg.org/files/1041/1041-0.txt</text:a><text:span text:style-name="T14">")</text:span></text:p>
                </text:list-item>
                <text:list-item>
                  <text:p text:style-name="P27">sonnets[328:341]</text:p>
                </text:list-item>
                <text:list-item>
                  <text:p text:style-name="P26"/>
                </text:list-item>
              </text:list>
            </text:list-item>
            <text:list-item>
              <text:p text:style-name="P45">10.2.3 Introduction to Connections . .</text:p>
            </text:list-item>
            <text:list-item>
              <text:p text:style-name="P45">10.2.4 Extended Example: Reading PUMS Census Files .</text:p>
            </text:list-item>
            <text:list-item>
              <text:p text:style-name="P45">10.2.5 Accessing Files on Remote Machines via URLs</text:p>
            </text:list-item>
            <text:list-item>
              <text:p text:style-name="P45">10.2.6 Writing to a File</text:p>
              <text:list>
                <text:list-item>
                  <text:p text:style-name="P45">write.table(xc,"xcnew",row.names=FALSE,col.names=FALSE)</text:p>
                </text:list-item>
              </text:list>
            </text:list-item>
            <text:list-item>
              <text:p text:style-name="P45">10.2.7 Getting File and Directory Information .</text:p>
            </text:list-item>
            <text:list-item>
              <text:p text:style-name="P45">10.2.8 Extended Example: Sum the Contents of Many Files .</text:p>
            </text:list-item>
            <text:list-item>
              <text:p text:style-name="P45">10.3 Accessing the Internet .</text:p>
            </text:list-item>
            <text:list-item>
              <text:p text:style-name="P45">10.3.1 Overview of TCP/IP</text:p>
            </text:list-item>
            <text:list-item>
              <text:p text:style-name="P45">10.3.2 Sockets in R .</text:p>
            </text:list-item>
            <text:list-item>
              <text:p text:style-name="P45">10.3.3 Extended Example: Implementing Parallel R . .</text:p>
            </text:list-item>
          </text:list>
        </text:list-item>
        <text:list-item>
          <text:p text:style-name="P27">STRING MANIPULATION</text:p>
          <text:list>
            <text:list-item>
              <text:p text:style-name="P27">grep()</text:p>
              <text:list>
                <text:list-item>
                  <text:p text:style-name="P27">grep("Shall I compare",sonnets)</text:p>
                </text:list-item>
              </text:list>
            </text:list-item>
            <text:list-item>
              <text:p text:style-name="P27">nchar()</text:p>
            </text:list-item>
            <text:list-item>
              <text:p text:style-name="P27">paste()</text:p>
            </text:list-item>
            <text:list-item>
              <text:p text:style-name="P12">sprintf() . .</text:p>
              <text:list>
                <text:list-item>
                  <text:p text:style-name="P12">&gt; i &lt;- 8</text:p>
                </text:list-item>
                <text:list-item>
                  <text:p text:style-name="P12">&gt; s &lt;- sprintf("the square of %d is %d",i,i^2)</text:p>
                </text:list-item>
              </text:list>
            </text:list-item>
            <text:list-item>
              <text:p text:style-name="P12">substr()</text:p>
              <text:list>
                <text:list-item>
                  <text:p text:style-name="P12">substring("Equator",3,5)</text:p>
                </text:list-item>
              </text:list>
            </text:list-item>
            <text:list-item>
              <text:p text:style-name="P12">strsplit() . .</text:p>
              <text:list>
                <text:list-item>
                  <text:p text:style-name="P12">strsplit("6-16-2011",split="-")</text:p>
                </text:list-item>
              </text:list>
            </text:list-item>
            <text:list-item>
              <text:p text:style-name="P12">regexpr() .</text:p>
              <text:list>
                <text:list-item>
                  <text:p text:style-name="P12">regexpr("uat","Equator")</text:p>
                </text:list-item>
              </text:list>
            </text:list-item>
            <text:list-item>
              <text:p text:style-name="P12">gregexpr() . .</text:p>
              <text:list>
                <text:list-item>
                  <text:p text:style-name="P12">gregexpr("iss","Mississippi")</text:p>
                </text:list-item>
              </text:list>
            </text:list-item>
            <text:list-item>
              <text:p text:style-name="P12">Regular Expressions . . <text:span text:style-name="T13">page 280(254)</text:span></text:p>
            </text:list-item>
            <text:list-item>
              <text:p text:style-name="P26">Extended Example: Testing a Filename for a Given Sufﬁx . .</text:p>
            </text:list-item>
            <text:list-item>
              <text:p text:style-name="P26">Extended Example: Forming Filenames .</text:p>
              <text:list>
                <text:list-item>
                  <text:p text:style-name="P48">Page 282(256)</text:p>
                </text:list-item>
              </text:list>
            </text:list-item>
            <text:list-item>
              <text:p text:style-name="P26">3 <text:span text:style-name="T15">Use of String Utilities in the edtdbg Debugging Tool .</text:span></text:p>
            </text:list-item>
          </text:list>
        </text:list-item>
        <text:list-item>
          <text:p text:style-name="P26">GRAPHICS</text:p>
        </text:list-item>
        <text:list-item>
          <text:p text:style-name="P26">261</text:p>
        </text:list-item>
        <text:list-item>
          <text:p text:style-name="P26">12.1 Creating Graphs . .</text:p>
        </text:list-item>
        <text:list-item>
          <text:p text:style-name="P26">12.1.1 The Workhorse of R Base Graphics: The plot() Function .</text:p>
          <text:list>
            <text:list-item>
              <text:p text:style-name="P26">plot(c(1,2,3), c(1,2,4))</text:p>
            </text:list-item>
            <text:list-item>
              <text:p text:style-name="P26">plot(c(-3,3), c(-1,5), xlab="x", ylab="y")</text:p>
            </text:list-item>
          </text:list>
        </text:list-item>
        <text:list-item>
          <text:p text:style-name="P26">12.1.2 Adding Lines: The abline() Function .</text:p>
        </text:list-item>
        <text:list-item>
          <text:p text:style-name="P26">12.1.3 Starting a New Graph While Keeping the Old Ones</text:p>
        </text:list-item>
        <text:list-item>
          <text:p text:style-name="P26">12.1.4 Extended Example: Two Density Estimates on the Same Graph</text:p>
        </text:list-item>
        <text:list-item>
          <text:p text:style-name="P26">12.1.5 Extended Example: More on the Polynomial Regression Example .</text:p>
        </text:list-item>
        <text:list-item>
          <text:p text:style-name="P26">12.1.6 Adding Points: The points() Function</text:p>
        </text:list-item>
        <text:list-item>
          <text:p text:style-name="P26">12.1.7 Adding a Legend: The legend() Function . .</text:p>
        </text:list-item>
        <text:list-item>
          <text:p text:style-name="P26">12.1.8 Adding Text: The text() Function .</text:p>
        </text:list-item>
        <text:list-item>
          <text:p text:style-name="P26">12.1.9 Pinpointing Locations: The locator() Function . .</text:p>
        </text:list-item>
        <text:list-item>
          <text:p text:style-name="P26">12.1.10 Restoring a Plot .</text:p>
        </text:list-item>
        <text:list-item>
          <text:p text:style-name="P26">12.2 Customizing Graphs . .</text:p>
        </text:list-item>
        <text:list-item>
          <text:p text:style-name="P26">12.2.1 Changing Character Sizes: The cex Option . .</text:p>
        </text:list-item>
        <text:list-item>
          <text:p text:style-name="P26">12.2.2 Changing the Range of Axes: The xlim and ylim Options . .</text:p>
        </text:list-item>
        <text:list-item>
          <text:p text:style-name="P26">12.2.3 Adding a Polygon: The polygon() Function</text:p>
        </text:list-item>
        <text:list-item>
          <text:p text:style-name="P26">12.2.4 Smoothing Points: The lowess() and loess() Functions</text:p>
        </text:list-item>
        <text:list-item>
          <text:p text:style-name="P26">12.2.5 Graphing Explicit Functions . .</text:p>
        </text:list-item>
        <text:list-item>
          <text:p text:style-name="P26">12.2.6 Extended Example: Magnifying a Portion of a Curve</text:p>
        </text:list-item>
        <text:list-item>
          <text:p text:style-name="P26">12.3 Saving Graphs to Files</text:p>
        </text:list-item>
        <text:list-item>
          <text:p text:style-name="P26">12.3.1 R Graphics Devices</text:p>
        </text:list-item>
        <text:list-item>
          <text:p text:style-name="P26">12.3.2 Saving the Displayed Graph .</text:p>
        </text:list-item>
        <text:list-item>
          <text:p text:style-name="P26">12.3.3 Closing an R Graphics Device . .</text:p>
        </text:list-item>
        <text:list-item>
          <text:p text:style-name="P26">12.4 Creating Three-Dimensional Plots</text:p>
        </text:list-item>
        <text:list-item>
          <text:p text:style-name="P26">13</text:p>
        </text:list-item>
        <text:list-item>
          <text:p text:style-name="P26">DEBUGGING</text:p>
        </text:list-item>
        <text:list-item>
          <text:p text:style-name="P26">13.1 Fundamental Principles of Debugging .</text:p>
        </text:list-item>
        <text:list-item>
          <text:p text:style-name="P26">13.1.1 The Essence of Debugging: The Principle of Conﬁrmation . .</text:p>
        </text:list-item>
        <text:list-item>
          <text:p text:style-name="P26">13.1.2 Start Small . .</text:p>
        </text:list-item>
        <text:list-item>
          <text:p text:style-name="P26">13.1.3 Debug in a Modular, Top-Down Manner . .</text:p>
        </text:list-item>
        <text:list-item>
          <text:p text:style-name="P26">13.1.4 Antibugging .</text:p>
        </text:list-item>
        <text:list-item>
          <text:p text:style-name="P26">13.2 Why Use a Debugging Tool?</text:p>
        </text:list-item>
        <text:list-item>
          <text:p text:style-name="P26">13.3 Using R Debugging Facilities</text:p>
        </text:list-item>
        <text:list-item>
          <text:p text:style-name="P26">13.3.1 Single-Stepping with the debug() and browser() Functions . .</text:p>
        </text:list-item>
        <text:list-item>
          <text:p text:style-name="P26">13.3.2 Using Browser Commands</text:p>
        </text:list-item>
        <text:list-item>
          <text:p text:style-name="P26">13.3.3 Setting Breakpoints</text:p>
        </text:list-item>
        <text:list-item>
          <text:p text:style-name="P26">13.3.4 Tracking with the trace() Function</text:p>
        </text:list-item>
        <text:list-item>
          <text:p text:style-name="P26">13.3.5 Performing Checks After a Crash with the traceback() and</text:p>
        </text:list-item>
        <text:list-item>
          <text:p text:style-name="P26">debugger() Function</text:p>
        </text:list-item>
        <text:list-item>
          <text:p text:style-name="P26">13.3.6 Extended Example: Two Full Debugging Sessions</text:p>
        </text:list-item>
        <text:list-item>
          <text:p text:style-name="P26">13.4 Moving Up in the World: More Convenient Debugging Tools .</text:p>
        </text:list-item>
        <text:list-item>
          <text:p text:style-name="P26">Contents in Detail</text:p>
        </text:list-item>
        <text:list-item>
          <text:p text:style-name="P26">xiii13.5 Ensuring Consistency in Debugging Simulation Code 302</text:p>
        </text:list-item>
        <text:list-item>
          <text:p text:style-name="P26">13.6 Syntax and Runtime Errors 303</text:p>
        </text:list-item>
        <text:list-item>
          <text:p text:style-name="P26">13.7 Running GDB on R Itself303</text:p>
        </text:list-item>
        <text:list-item>
          <text:p text:style-name="P26">14</text:p>
        </text:list-item>
        <text:list-item>
          <text:p text:style-name="P26">PERFORMANCE ENHANCEMENT: SPEED AND MEMORY</text:p>
        </text:list-item>
        <text:list-item>
          <text:p text:style-name="P26">305</text:p>
        </text:list-item>
        <text:list-item>
          <text:p text:style-name="P26">14.1 Writing Fast R Code . .</text:p>
        </text:list-item>
        <text:list-item>
          <text:p text:style-name="P26">14.2 The Dreaded for Loop .</text:p>
        </text:list-item>
        <text:list-item>
          <text:p text:style-name="P26">14.2.1 Vectorization for Speedup</text:p>
        </text:list-item>
        <text:list-item>
          <text:p text:style-name="P26">14.2.2 Extended Example: Achieving Better Speed in a Monte Carlo</text:p>
        </text:list-item>
        <text:list-item>
          <text:p text:style-name="P26">Simulation . .</text:p>
        </text:list-item>
        <text:list-item>
          <text:p text:style-name="P26">14.2.3 Extended Example: Generating a Powers Matrix .</text:p>
        </text:list-item>
        <text:list-item>
          <text:p text:style-name="P26">14.3 Functional Programming and Memory Issues .</text:p>
        </text:list-item>
        <text:list-item>
          <text:p text:style-name="P26">14.3.1 Vector Assignment Issues .</text:p>
        </text:list-item>
        <text:list-item>
          <text:p text:style-name="P26">14.3.2 Copy-on-Change Issues</text:p>
        </text:list-item>
        <text:list-item>
          <text:p text:style-name="P26">14.3.3 Extended Example: Avoiding Memory Copy .</text:p>
        </text:list-item>
        <text:list-item>
          <text:p text:style-name="P26">14.4 Using Rprof() to Find Slow Spots in Your Code . .</text:p>
        </text:list-item>
        <text:list-item>
          <text:p text:style-name="P26">14.4.1 Monitoring with Rprof()</text:p>
        </text:list-item>
        <text:list-item>
          <text:p text:style-name="P26">14.4.2 How Rprof() Works</text:p>
        </text:list-item>
        <text:list-item>
          <text:p text:style-name="P26">14.5 Byte Code Compilation . .</text:p>
        </text:list-item>
        <text:list-item>
          <text:p text:style-name="P26">14.6 Oh No, the Data Doesn’t Fit into Memory!</text:p>
        </text:list-item>
        <text:list-item>
          <text:p text:style-name="P26">14.6.1 Chunking</text:p>
        </text:list-item>
        <text:list-item>
          <text:p text:style-name="P26">14.6.2 Using R Packages for Memory Management . .</text:p>
        </text:list-item>
        <text:list-item>
          <text:p text:style-name="P26">15</text:p>
        </text:list-item>
        <text:list-item>
          <text:p text:style-name="P26">INTERFACING R TO OTHER LANGUAGES</text:p>
        </text:list-item>
        <text:list-item>
          <text:p text:style-name="P26">Contents in Detail</text:p>
        </text:list-item>
        <text:list-item>
          <text:p text:style-name="P26">16.1 The Mutual Outlinks Problem .</text:p>
        </text:list-item>
        <text:list-item>
          <text:p text:style-name="P26">16.2 Introducing the snow Package . .</text:p>
        </text:list-item>
        <text:list-item>
          <text:p text:style-name="P26">16.2.1 Running snow Code</text:p>
        </text:list-item>
        <text:list-item>
          <text:p text:style-name="P26">16.2.2 Analyzing the snow Code</text:p>
        </text:list-item>
        <text:list-item>
          <text:p text:style-name="P26">16.2.3 How Much Speedup Can Be Attained?</text:p>
        </text:list-item>
        <text:list-item>
          <text:p text:style-name="P26">16.2.4 Extended Example: K-Means Clustering</text:p>
        </text:list-item>
        <text:list-item>
          <text:p text:style-name="P26"/>
        </text:list-item>
        <text:list-item>
          <text:p text:style-name="P26">15.1 Writing C/C++ Functions to Be Called from R</text:p>
        </text:list-item>
        <text:list-item>
          <text:p text:style-name="P26">15.1.1 Some R-to-C/C++ Preliminaries .</text:p>
        </text:list-item>
        <text:list-item>
          <text:p text:style-name="P26">15.1.2 Example: Extracting Subdiagonals from a Square Matrix . .</text:p>
        </text:list-item>
        <text:list-item>
          <text:p text:style-name="P26">15.1.3 Compiling and Running Code</text:p>
        </text:list-item>
        <text:list-item>
          <text:p text:style-name="P26">15.1.4 Debugging R/C Code .</text:p>
        </text:list-item>
        <text:list-item>
          <text:p text:style-name="P26">15.1.5 Extended Example: Prediction of Discrete-Valued Time Series .</text:p>
        </text:list-item>
        <text:list-item>
          <text:p text:style-name="P26">15.2 Using R from Python . .</text:p>
        </text:list-item>
        <text:list-item>
          <text:p text:style-name="P26">15.2.1 Installing RPy</text:p>
        </text:list-item>
        <text:list-item>
          <text:p text:style-name="P26">15.2.2 RPy Syntax . .</text:p>
        </text:list-item>
        <text:list-item>
          <text:p text:style-name="P26">16</text:p>
        </text:list-item>
        <text:list-item>
          <text:p text:style-name="P26">PARALLEL R</text:p>
        </text:list-item>
        <text:list-item>
          <text:p text:style-name="P26">33816.3 Resorting to C . .</text:p>
        </text:list-item>
        <text:list-item>
          <text:p text:style-name="P26">16.3.1 Using Multicore Machines</text:p>
        </text:list-item>
        <text:list-item>
          <text:p text:style-name="P26">16.3.2 Extended Example: Mutual Outlinks Problem in OpenMP . .</text:p>
        </text:list-item>
        <text:list-item>
          <text:p text:style-name="P26">16.3.3 Running the OpenMP Code . .</text:p>
        </text:list-item>
        <text:list-item>
          <text:p text:style-name="P26">16.3.4 OpenMP Code Analysis . .</text:p>
        </text:list-item>
        <text:list-item>
          <text:p text:style-name="P26">16.3.5 Other OpenMP Pragmas .</text:p>
        </text:list-item>
        <text:list-item>
          <text:p text:style-name="P26">16.3.6 GPU Programming .</text:p>
        </text:list-item>
        <text:list-item>
          <text:p text:style-name="P26">16.4 General Performance Considerations . .</text:p>
        </text:list-item>
        <text:list-item>
          <text:p text:style-name="P26">16.4.1 Sources of Overhead . .</text:p>
        </text:list-item>
        <text:list-item>
          <text:p text:style-name="P26">16.4.2 Embarrassingly Parallel Applications and Those That Aren’t</text:p>
        </text:list-item>
        <text:list-item>
          <text:p text:style-name="P26">16.4.3 Static Versus Dynamic Task Assignment</text:p>
        </text:list-item>
        <text:list-item>
          <text:p text:style-name="P26">16.4.4 Software Alchemy: Turning General Problems into</text:p>
        </text:list-item>
        <text:list-item>
          <text:p text:style-name="P26">Embarrassingly Parallel Ones</text:p>
        </text:list-item>
        <text:list-item>
          <text:p text:style-name="P26">16.5 Debugging Parallel R Code . .</text:p>
        </text:list-item>
        <text:list-item>
          <text:p text:style-name="P26">A</text:p>
        </text:list-item>
        <text:list-item>
          <text:p text:style-name="P26"/>
        </text:list-item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ameel Noori Nastaleeq" svg:font-family="'Jameel Noori Nastaleeq'"/>
    <style:font-face style:name="Verdana" svg:font-family="Verdana"/>
    <style:font-face style:name="Liberation Serif" svg:font-family="'Liberation Serif'" style:font-family-generic="roman" style:font-pitch="variable"/>
    <style:font-face style:name="TheSansMonoCondensed-Plain" svg:font-family="TheSansMonoCondensed-Plain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Jameel Noori Nastaleeq" style:font-family-complex="'Jameel Noori Nastaleeq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Jameel Noori Nastaleeq" style:font-family-complex="'Jameel Noori Nastaleeq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Jameel Noori Nastaleeq" style:font-family-complex="'Jameel Noori Nastaleeq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Jameel Noori Nastaleeq" style:font-family-complex="'Jameel Noori Nastaleeq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অর্জুন </meta:initial-creator>
    <meta:creation-date>2022-02-26T19:30:46.550243707</meta:creation-date>
    <dc:date>2022-08-11T19:55:44.372059698</dc:date>
    <meta:editing-duration>P1DT10M11S</meta:editing-duration>
    <meta:editing-cycles>91</meta:editing-cycles>
    <meta:generator>LibreOffice/6.4.7.2$Linux_X86_64 LibreOffice_project/40$Build-2</meta:generator>
    <dc:creator>অর্জুন </dc:creator>
    <meta:document-statistic meta:table-count="0" meta:image-count="0" meta:object-count="0" meta:page-count="1" meta:paragraph-count="418" meta:word-count="2324" meta:character-count="14197" meta:non-whitespace-character-count="11857"/>
  </office:meta>
</office:document-meta>
</file>